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Ahora estamos entrando en <text:span text:style-name="Strong_20_Emphasis">arquitectura profunda del relato</text:span>, no en anécdota. Voy a responder con precisión estructural, porque aquí se decide si el enemigo es <text:span text:style-name="Strong_20_Emphasis">un obstáculo episódico</text:span> o <text:span text:style-name="Strong_20_Emphasis">una pieza del sistema maligno que atraviesa todo el libro</text:span>.</text:p>
      <text:p text:style-name="Text_20_body">Voy a hacer tres cosas:</text:p>
      <text:list xml:id="list2595949421" text:style-name="L1">
        <text:list-item>
          <text:p text:style-name="P1">Definir <text:span text:style-name="Strong_20_Emphasis">los objetivos reales del enemigo</text:span> (no solo narrativos, sino ontológicos).</text:p>
        </text:list-item>
        <text:list-item>
          <text:p text:style-name="P1">Mapear <text:span text:style-name="Strong_20_Emphasis">punto por punto de tu estructura</text:span> dónde puede actuar.</text:p>
        </text:list-item>
        <text:list-item>
          <text:p text:style-name="P1">Explicar <text:span text:style-name="Strong_20_Emphasis">qué tipo de mal ejerce en cada punto</text:span> (sutil, indirecto, destructivo).</text:p>
        </text:list-item>
      </text:list>
      <text:p text:style-name="Horizontal_20_Line"/>
      <text:h text:style-name="Heading_20_2" text:outline-level="2">1. Objetivos reales del enemigo</text:h>
      <text:p text:style-name="Text_20_body">Ekhlatya <text:span text:style-name="Strong_20_Emphasis">no tiene como objetivo principal matar a Elara</text:span>.<text:line-break/>Eso es importante.</text:p>
      <text:p text:style-name="Text_20_body">Sus objetivos son más peligrosos y coherentes con Morgerathus:</text:p>
      <text:h text:style-name="Heading_20_3" text:outline-level="3">Objetivo A — Vigilancia</text:h>
      <text:p text:style-name="Text_20_body">Observar:</text:p>
      <text:list xml:id="list1926263028" text:style-name="L2">
        <text:list-item>
          <text:p text:style-name="P2">qué busca Elara</text:p>
        </text:list-item>
        <text:list-item>
          <text:p text:style-name="P2">cómo piensa</text:p>
        </text:list-item>
        <text:list-item>
          <text:p text:style-name="P2">qué la mueve</text:p>
        </text:list-item>
        <text:list-item>
          <text:p text:style-name="P2">qué teme</text:p>
        </text:list-item>
        <text:list-item>
          <text:p text:style-name="P2">qué desea encontrar en el conocimiento</text:p>
        </text:list-item>
      </text:list>
      <text:p text:style-name="Text_20_body">El conocimiento que Elara busca <text:span text:style-name="Strong_20_Emphasis">no puede ser robado sin comprenderla a ella</text:span>.</text:p>
      <text:p text:style-name="Horizontal_20_Line"/>
      <text:h text:style-name="Heading_20_3" text:outline-level="3">Objetivo B — Contaminación del conocimiento</text:h>
      <text:p text:style-name="Text_20_body">No impedir que Elara aprenda, sino:</text:p>
      <text:list xml:id="list1135264742" text:style-name="L3">
        <text:list-item>
          <text:p text:style-name="P3">torcer la interpretación</text:p>
        </text:list-item>
        <text:list-item>
          <text:p text:style-name="P3">introducir sesgos</text:p>
        </text:list-item>
        <text:list-item>
          <text:p text:style-name="P3">asociar revelación con culpa, dolor o destrucción</text:p>
        </text:list-item>
      </text:list>
      <text:p text:style-name="Text_20_body">Que cada avance tenga un coste psicológico.</text:p>
      <text:p text:style-name="Horizontal_20_Line"/>
      <text:h text:style-name="Heading_20_3" text:outline-level="3"><text:soft-page-break/>Objetivo C — Desgaste espiritual</text:h>
      <text:p text:style-name="Text_20_body">Que Elara:</text:p>
      <text:list xml:id="list2202562573" text:style-name="L4">
        <text:list-item>
          <text:p text:style-name="P4">dude de su instinto</text:p>
        </text:list-item>
        <text:list-item>
          <text:p text:style-name="P4">dude de su legitimidad</text:p>
        </text:list-item>
        <text:list-item>
          <text:p text:style-name="P4">dude de si “merece” conocer la verdad</text:p>
        </text:list-item>
      </text:list>
      <text:p text:style-name="Text_20_body">Esto es maldad adulta.<text:line-break/>No visible.<text:line-break/>Eficiente.</text:p>
      <text:p text:style-name="Horizontal_20_Line"/>
      <text:h text:style-name="Heading_20_3" text:outline-level="3">Objetivo D — Preparar el terreno para ataques futuros</text:h>
      <text:p text:style-name="Text_20_body">Ekhlatya no actúa sola:</text:p>
      <text:list xml:id="list2391412305" text:style-name="L5">
        <text:list-item>
          <text:p text:style-name="P5">deja huellas</text:p>
        </text:list-item>
        <text:list-item>
          <text:p text:style-name="P5">deja información</text:p>
        </text:list-item>
        <text:list-item>
          <text:p text:style-name="P5">deja patrones</text:p>
        </text:list-item>
      </text:list>
      <text:p text:style-name="Text_20_body">Morgerathus aprende <text:span text:style-name="Strong_20_Emphasis">a través de ella</text:span>.</text:p>
      <text:p text:style-name="Horizontal_20_Line"/>
      <text:h text:style-name="Heading_20_2" text:outline-level="2">2. Mapa de intervención del enemigo por etapa del capítulo</text:h>
      <text:p text:style-name="Text_20_body">Ahora tomamos tu estructura y vemos <text:span text:style-name="Strong_20_Emphasis">dónde y cómo</text:span> puede actuar Ekhlatya.</text:p>
      <text:p text:style-name="Horizontal_20_Line"/>
      <text:h text:style-name="Heading_20_2" text:outline-level="2">1 — Elara llega al pueblo</text:h>
      <text:h text:style-name="Heading_20_3" text:outline-level="3">Tipo de mal: <text:span text:style-name="Strong_20_Emphasis">orientación invisible</text:span></text:h>
      <text:p text:style-name="Text_20_body">Ekhlatya puede:</text:p>
      <text:list xml:id="list2882353560" text:style-name="L6">
        <text:list-item>
          <text:p text:style-name="P6">ser quien la guía a la posada</text:p>
        </text:list-item>
        <text:list-item>
          <text:p text:style-name="P6">sugerirle dónde preguntar</text:p>
        </text:list-item>
        <text:list-item>
          <text:p text:style-name="P6">advertirle de lugares “peligrosos” (que en realidad son clave)</text:p>
        </text:list-item>
      </text:list>
      <text:p text:style-name="Text_20_body">No bloquea.<text:line-break/><text:span text:style-name="Strong_20_Emphasis">Redirige.</text:span></text:p>
      <text:p text:style-name="Text_20_body">👉 Primer daño: Elara cree que ha elegido libremente.</text:p>
      <text:p text:style-name="Horizontal_20_Line"/>
      <text:h text:style-name="Heading_20_2" text:outline-level="2"><text:soft-page-break/>2 — Localiza la fuente de información</text:h>
      <text:h text:style-name="Heading_20_3" text:outline-level="3">Tipo de mal: <text:span text:style-name="Strong_20_Emphasis">filtro</text:span></text:h>
      <text:p text:style-name="Text_20_body">Ekhlatya:</text:p>
      <text:list xml:id="list184385430" text:style-name="L7">
        <text:list-item>
          <text:p text:style-name="P7">exagera la importancia de esa fuente concreta</text:p>
        </text:list-item>
        <text:list-item>
          <text:p text:style-name="P7">minimiza otras</text:p>
        </text:list-item>
        <text:list-item>
          <text:p text:style-name="P7">presenta rumores incompletos o deformados</text:p>
        </text:list-item>
      </text:list>
      <text:p text:style-name="Text_20_body">Resultado:</text:p>
      <text:list xml:id="list1872994793" text:style-name="L8">
        <text:list-item>
          <text:p text:style-name="P8">Elara llega al lugar correcto</text:p>
        </text:list-item>
        <text:list-item>
          <text:p text:style-name="P8">pero con una <text:span text:style-name="Strong_20_Emphasis">expectativa errónea</text:span></text:p>
        </text:list-item>
      </text:list>
      <text:p text:style-name="Text_20_body">Esto es crucial:<text:line-break/>el mal no tapa la verdad, <text:span text:style-name="Strong_20_Emphasis">la adelanta mal</text:span>.</text:p>
      <text:p text:style-name="Horizontal_20_Line"/>
      <text:h text:style-name="Heading_20_2" text:outline-level="2">3 — Explora y obtiene la información, pero no la interpreta</text:h>
      <text:h text:style-name="Heading_20_3" text:outline-level="3">Tipo de mal: <text:span text:style-name="Strong_20_Emphasis">frustración inducida</text:span></text:h>
      <text:p text:style-name="Text_20_body">Aquí Ekhlatya actúa indirectamente:</text:p>
      <text:list xml:id="list2039199366" text:style-name="L9">
        <text:list-item>
          <text:p text:style-name="P9">introduce símbolos falsos</text:p>
        </text:list-item>
        <text:list-item>
          <text:p text:style-name="P9">sugiere paralelismos incorrectos</text:p>
        </text:list-item>
        <text:list-item>
          <text:p text:style-name="P9">normaliza la confusión</text:p>
        </text:list-item>
      </text:list>
      <text:p text:style-name="Quotations">“Los antiguos escribían así para que nadie entendiera del todo.”</text:p>
      <text:p text:style-name="Text_20_body">Eso desactiva la sospecha.</text:p>
      <text:p text:style-name="Horizontal_20_Line"/>
      <text:h text:style-name="Heading_20_2" text:outline-level="2">4 — Encuentra al sabio</text:h>
      <text:h text:style-name="Heading_20_3" text:outline-level="3">Tipo de mal: <text:span text:style-name="Strong_20_Emphasis">interposición</text:span></text:h>
      <text:p text:style-name="Text_20_body">Ekhlatya:</text:p>
      <text:list xml:id="list469098645" text:style-name="L10">
        <text:list-item>
          <text:p text:style-name="P10">facilita el encuentro</text:p>
        </text:list-item>
        <text:list-item>
          <text:p text:style-name="P10">pero condiciona la percepción del sabio</text:p>
        </text:list-item>
      </text:list>
      <text:p text:style-name="Text_20_body">Puede decir:</text:p>
      <text:list xml:id="list1917818362" text:style-name="L11">
        <text:list-item>
          <text:p text:style-name="P11">que es brillante pero inestable</text:p>
        </text:list-item>
        <text:list-item>
          <text:p text:style-name="P11"><text:soft-page-break/>que sabe mucho pero “cree cosas peligrosas”</text:p>
        </text:list-item>
        <text:list-item>
          <text:p text:style-name="P11">que no conviene contradecirlo</text:p>
        </text:list-item>
      </text:list>
      <text:p text:style-name="Text_20_body">Así, cuando el sabio hable, Elara:</text:p>
      <text:list xml:id="list3686478321" text:style-name="L12">
        <text:list-item>
          <text:p text:style-name="P12">escuchará</text:p>
        </text:list-item>
        <text:list-item>
          <text:p text:style-name="P12">pero dudará</text:p>
        </text:list-item>
      </text:list>
      <text:p text:style-name="Horizontal_20_Line"/>
      <text:h text:style-name="Heading_20_2" text:outline-level="2">5 — Vuelven a la fuente con el sabio</text:h>
      <text:h text:style-name="Heading_20_3" text:outline-level="3">Tipo de mal: <text:span text:style-name="Strong_20_Emphasis">presión temporal</text:span></text:h>
      <text:p text:style-name="Text_20_body">Ekhlatya introduce urgencia:</text:p>
      <text:list xml:id="list4198535834" text:style-name="L13">
        <text:list-item>
          <text:p text:style-name="P13">el lugar puede colapsar</text:p>
        </text:list-item>
        <text:list-item>
          <text:p text:style-name="P13">alguien podría llegar antes</text:p>
        </text:list-item>
        <text:list-item>
          <text:p text:style-name="P13">el pueblo no ve bien esas exploraciones</text:p>
        </text:list-item>
      </text:list>
      <text:p text:style-name="Text_20_body">La prisa es enemiga de la comprensión profunda.</text:p>
      <text:p text:style-name="Horizontal_20_Line"/>
      <text:h text:style-name="Heading_20_2" text:outline-level="2">6 — Revelación</text:h>
      <text:h text:style-name="Heading_20_3" text:outline-level="3">Tipo de mal: <text:span text:style-name="Strong_20_Emphasis">contaminación conceptual</text:span></text:h>
      <text:p text:style-name="Text_20_body">Aquí está el núcleo.</text:p>
      <text:p text:style-name="Text_20_body">Ekhlatya no discute la revelación.<text:line-break/>Hace algo peor:</text:p>
      <text:list xml:id="list743332263" text:style-name="L14">
        <text:list-item>
          <text:p text:style-name="P14">la reformula emocionalmente</text:p>
        </text:list-item>
        <text:list-item>
          <text:p text:style-name="P14">la vincula a consecuencias negativas</text:p>
        </text:list-item>
        <text:list-item>
          <text:p text:style-name="P14">introduce culpa</text:p>
        </text:list-item>
      </text:list>
      <text:p text:style-name="Text_20_body">Ejemplo conceptual:</text:p>
      <text:p text:style-name="Quotations">“Si esto es cierto… entonces alguien tuvo que pagar un precio.”</text:p>
      <text:p text:style-name="Text_20_body">La verdad se vuelve peligrosa.</text:p>
      <text:p text:style-name="Horizontal_20_Line"/>
      <text:h text:style-name="Heading_20_2" text:outline-level="2"><text:soft-page-break/>7 — Clímax</text:h>
      <text:h text:style-name="Heading_20_3" text:outline-level="3">Tipo de mal: <text:span text:style-name="Strong_20_Emphasis">activación del mecanismo</text:span></text:h>
      <text:p text:style-name="Text_20_body">Aquí las cartas entran en juego de lleno.</text:p>
      <text:p text:style-name="Text_20_body">Ekhlatya:</text:p>
      <text:list xml:id="list126650525" text:style-name="L15">
        <text:list-item>
          <text:p text:style-name="P15">empuja a Elara a “mirar” el resultado de seguir ese conocimiento</text:p>
        </text:list-item>
        <text:list-item>
          <text:p text:style-name="P15">asocia decisión → desastre</text:p>
        </text:list-item>
      </text:list>
      <text:p text:style-name="Text_20_body">No es castigo divino.<text:line-break/>Es <text:span text:style-name="Strong_20_Emphasis">condicionamiento psicológico</text:span>.</text:p>
      <text:p text:style-name="Horizontal_20_Line"/>
      <text:h text:style-name="Heading_20_2" text:outline-level="2">8 — Resolución</text:h>
      <text:h text:style-name="Heading_20_3" text:outline-level="3">Tipo de mal: <text:span text:style-name="Strong_20_Emphasis">pérdida ambigua</text:span></text:h>
      <text:p text:style-name="Text_20_body">Aunque Elara “gane”:</text:p>
      <text:list xml:id="list1032373437" text:style-name="L16">
        <text:list-item>
          <text:p text:style-name="P16">alguien muere</text:p>
        </text:list-item>
        <text:list-item>
          <text:p text:style-name="P16">algo se destruye</text:p>
        </text:list-item>
        <text:list-item>
          <text:p text:style-name="P16">algo se pierde para siempre</text:p>
        </text:list-item>
      </text:list>
      <text:p text:style-name="Text_20_body">El enemigo pierde la partida local<text:line-break/>pero gana algo mayor: <text:span text:style-name="Strong_20_Emphasis">información sobre Elara</text:span>.</text:p>
      <text:p text:style-name="Horizontal_20_Line"/>
      <text:h text:style-name="Heading_20_2" text:outline-level="2">9 — Elara abandona el pueblo</text:h>
      <text:h text:style-name="Heading_20_3" text:outline-level="3">Tipo de mal: <text:span text:style-name="Strong_20_Emphasis">persistencia</text:span></text:h>
      <text:p text:style-name="Text_20_body">Ekhlatya:</text:p>
      <text:list xml:id="list2436917556" text:style-name="L17">
        <text:list-item>
          <text:p text:style-name="P17">sigue existiendo</text:p>
        </text:list-item>
        <text:list-item>
          <text:p text:style-name="P17">o deja sustitutos</text:p>
        </text:list-item>
        <text:list-item>
          <text:p text:style-name="P17">o deja recuerdos falsos</text:p>
        </text:list-item>
      </text:list>
      <text:p text:style-name="Text_20_body">Elara se va con:</text:p>
      <text:list xml:id="list393882975" text:style-name="L18">
        <text:list-item>
          <text:p text:style-name="P18">más conocimiento</text:p>
        </text:list-item>
        <text:list-item>
          <text:p text:style-name="P18">menos inocencia</text:p>
        </text:list-item>
        <text:list-item>
          <text:p text:style-name="P18">más peso interior</text:p>
        </text:list-item>
      </text:list>
      <text:p text:style-name="Text_20_body"><text:soft-page-break/>Eso es una victoria parcial del mal.</text:p>
      <text:p text:style-name="Horizontal_20_Line"/>
      <text:h text:style-name="Heading_20_2" text:outline-level="2">3. Resumen en una frase (muy importante)</text:h>
      <text:p text:style-name="Text_20_body">👉 <text:span text:style-name="Strong_20_Emphasis">El enemigo no intenta impedir el viaje de Elara.<text:line-break/>Intenta que cada paso la aleje un poco de sí misma.</text:span></text:p>
      <text:p text:style-name="Text_20_body">Eso encaja perfectamente con:</text:p>
      <text:list xml:id="list1974580789" text:style-name="L19">
        <text:list-item>
          <text:p text:style-name="P19">Morgerathus</text:p>
        </text:list-item>
        <text:list-item>
          <text:p text:style-name="P19">el Codex</text:p>
        </text:list-item>
        <text:list-item>
          <text:p text:style-name="P19">la vida como inteligencia</text:p>
        </text:list-item>
        <text:list-item>
          <text:p text:style-name="P19">el tono adulto y duro que buscas</text:p>
        </text:list-item>
      </text:list>
      <text:p text:style-name="Horizontal_20_Line"/>
      <text:p text:style-name="Text_20_body">Si quieres, el siguiente paso natural es uno de estos tres:</text:p>
      <text:list xml:id="list2441325524" text:style-name="L20">
        <text:list-item>
          <text:p text:style-name="P20">Definir <text:span text:style-name="Strong_20_Emphasis">qué tipo de conocimiento concreto revela este capítulo</text:span> (y qué herida deja).</text:p>
        </text:list-item>
        <text:list-item>
          <text:p text:style-name="P20">Diseñar <text:span text:style-name="Strong_20_Emphasis">el sabio</text:span> para que también tenga límites (y errores).</text:p>
        </text:list-item>
        <text:list-item>
          <text:p text:style-name="P20">Conectar este capítulo con el siguiente, mostrando <text:span text:style-name="Strong_20_Emphasis">la consecuencia invisible</text:span>.</text:p>
        </text:list-item>
      </text:list>
      <text:p text:style-name="Text_20_body">Tú marcas el ritm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5T19:10:51.732000000</meta:creation-date>
    <dc:date>2025-12-25T20:06:05.077000000</dc:date>
    <meta:editing-duration>PT44M43S</meta:editing-duration>
    <meta:editing-cycles>1</meta:editing-cycles>
    <meta:document-statistic meta:table-count="0" meta:image-count="0" meta:object-count="0" meta:page-count="6" meta:paragraph-count="128" meta:word-count="767" meta:character-count="4458" meta:non-whitespace-character-count="3865"/>
    <meta:generator>LibreOffice/7.3.5.2$Windows_X86_64 LibreOffice_project/184fe81b8c8c30d8b5082578aee2fed2ea847c01</meta:generator>
  </office:meta>
</office:document-meta>
</file>